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1" table:number-rows-repeated="1048506">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5">00/00/0000</text:date>, <text:time style:data-style-name="N2" text:time-value="01:14:01.2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5T01:14:59.871000000</dc:date>
    <meta:editing-duration>PT8H2M44S</meta:editing-duration>
    <meta:editing-cycles>249</meta:editing-cycles>
    <meta:document-statistic meta:table-count="1" meta:cell-count="275" meta:object-count="0"/>
  </office:meta>
</office:document-meta>
</file>